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40000011E78502D52.png" manifest:media-type=""/>
  <manifest:file-entry manifest:full-path="Pictures/10000000000003F80000008EFA79A99A.png" manifest:media-type=""/>
  <manifest:file-entry manifest:full-path="Pictures/100000000000037B000000436009FD99.png" manifest:media-type=""/>
  <manifest:file-entry manifest:full-path="Pictures/10000000000003CA000001606A8706B5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officeooo:rsid="001b5a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6.168cm" draw:z-index="0"><draw:image xlink:href="Pictures/10000000000003CA000001606A8706B5.png" xlink:type="simple" xlink:show="embed" xlink:actuate="onLoad"/></draw:frame><draw:frame draw:style-name="fr2" draw:name="graphics2" text:anchor-type="paragraph" svg:x="-0.189cm" svg:y="6.294cm" svg:width="17cm" svg:height="1.277cm" draw:z-index="1"><draw:image xlink:href="Pictures/100000000000037B000000436009FD99.png" xlink:type="simple" xlink:show="embed" xlink:actuate="onLoad"/></draw:frame><draw:frame draw:style-name="fr2" draw:name="graphics3" text:anchor-type="paragraph" svg:x="-0.095cm" svg:y="7.475cm" svg:width="17cm" svg:height="2.376cm" draw:z-index="2"><draw:image xlink:href="Pictures/10000000000003F80000008EFA79A99A.png" xlink:type="simple" xlink:show="embed" xlink:actuate="onLoad"/></draw:frame><draw:frame draw:style-name="fr2" draw:name="graphics4" text:anchor-type="paragraph" svg:x="0.019cm" svg:y="9.85cm" svg:width="17cm" svg:height="4.803cm" draw:z-index="3"><draw:image xlink:href="Pictures/10000000000003F40000011E78502D52.png" xlink:type="simple" xlink:show="embed" xlink:actuate="onLoad"/></draw:frame>总是无法区分<text:span text:style-name="T1">Q is square 和 Q is rectangula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4:51:21.953717643</meta:creation-date>
    <dc:date>2014-01-17T14:57:53.034693363</dc:date>
    <meta:editing-duration>P0D</meta:editing-duration>
    <meta:editing-cycles>1</meta:editing-cycles>
    <meta:document-statistic meta:table-count="0" meta:image-count="4" meta:object-count="0" meta:page-count="1" meta:paragraph-count="1" meta:word-count="13" meta:character-count="36" meta:non-whitespace-character-count="30"/>
    <meta:generator>LibreOffice/4.1.3.2$Linux_X86_64 LibreOffice_project/410m0$Build-2</meta:generator>
  </office:meta>
</office:document-meta>
</file>